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3">
      <style:text-properties fo:color="#000000"/>
    </style:style>
    <style:style style:family="text" style:name="T7" style:display-name="T7" style:parent-style-name="CharStyle15">
      <style:text-properties fo:color="#000000"/>
    </style:style>
    <style:style style:family="text" style:name="T8" style:display-name="T8" style:parent-style-name="CharStyle17">
      <style:text-properties fo:color="#000000"/>
    </style:style>
    <style:style style:family="text" style:name="T9" style:display-name="T9" style:parent-style-name="CharStyle19">
      <style:text-properties fo:color="#000000"/>
    </style:style>
    <style:style style:family="text" style:name="T10" style:display-name="T10" style:parent-style-name="CharStyle20">
      <style:text-properties fo:color="#000000"/>
    </style:style>
    <style:style style:family="text" style:name="T11" style:display-name="T11" style:parent-style-name="CharStyle21">
      <style:text-properties fo:color="#000000"/>
    </style:style>
    <style:style style:family="text" style:name="T12" style:display-name="T12" style:parent-style-name="CharStyle23">
      <style:text-properties fo:color="#000000"/>
    </style:style>
    <style:style style:family="text" style:name="T13" style:display-name="T13" style:parent-style-name="CharStyle24">
      <style:text-properties fo:color="#000000"/>
    </style:style>
    <style:style style:family="text" style:name="T14" style:display-name="T14" style:parent-style-name="CharStyle26">
      <style:text-properties fo:color="#000000"/>
    </style:style>
    <style:style style:family="text" style:name="T15" style:display-name="T15" style:parent-style-name="CharStyle28">
      <style:text-properties fo:color="#000000"/>
    </style:style>
    <style:style style:family="text" style:name="T16" style:display-name="T16" style:parent-style-name="CharStyle29">
      <style:text-properties fo:color="#000000"/>
    </style:style>
    <style:style style:family="text" style:name="T17" style:display-name="T17" style:parent-style-name="CharStyle30">
      <style:text-properties fo:color="#000000"/>
    </style:style>
    <style:style style:family="text" style:name="T18" style:display-name="T18" style:parent-style-name="CharStyle31">
      <style:text-properties fo:color="#000000"/>
    </style:style>
    <style:style style:family="text" style:name="T19" style:display-name="T19" style:parent-style-name="CharStyle32">
      <style:text-properties fo:color="#000000"/>
    </style:style>
    <style:style style:family="text" style:name="T20" style:display-name="T20" style:parent-style-name="CharStyle33">
      <style:text-properties fo:color="#000000"/>
    </style:style>
    <style:style style:family="text" style:name="T21" style:display-name="T21" style:parent-style-name="CharStyle34">
      <style:text-properties fo:color="#000000"/>
    </style:style>
    <style:style style:family="text" style:name="T22" style:display-name="T22" style:parent-style-name="CharStyle35">
      <style:text-properties fo:color="#000000"/>
    </style:style>
    <style:style style:family="text" style:name="T23" style:display-name="T23" style:parent-style-name="CharStyle36">
      <style:text-properties fo:color="#000000"/>
    </style:style>
    <style:style style:family="text" style:name="T24" style:display-name="T24" style:parent-style-name="CharStyle38">
      <style:text-properties fo:color="#000000"/>
    </style:style>
    <style:style style:family="text" style:name="T25" style:display-name="T25" style:parent-style-name="CharStyle40">
      <style:text-properties fo:color="#000000"/>
    </style:style>
    <style:style style:family="text" style:name="T26" style:display-name="T26" style:parent-style-name="CharStyle41">
      <style:text-properties fo:color="#000000"/>
    </style:style>
    <style:style style:family="text" style:name="T27" style:display-name="T27" style:parent-style-name="CharStyle43">
      <style:text-properties fo:color="#000000"/>
    </style:style>
    <style:style style:family="text" style:name="T28" style:display-name="T28" style:parent-style-name="CharStyle44">
      <style:text-properties fo:color="#000000"/>
    </style:style>
    <style:style style:family="text" style:name="T29" style:display-name="T29" style:parent-style-name="CharStyle20">
      <style:text-properties fo:language="ms" style:language-asian="ms" style:language-complex="ms" fo:color="#000000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3">
      <style:paragraph-properties style:page-number="auto"/>
      <style:text-properties fo:font-size="1pt" style:font-size-asian="1pt" style:font-size-complex="1pt"/>
    </style:style>
    <style:style style:family="paragraph" style:name="P4" style:parent-style-name="Body text (10)">
      <style:paragraph-properties fo:background-color="transparent" fo:margin-top="0.000cm" fo:margin-bottom="0.628cm" fo:margin-left="5.009cm" fo:margin-right="0.000cm" fo:text-indent="-0.010cm" style:page-number="auto">
        <style:tab-stops>
          <style:tab-stop style:position="7.039cm" style:type="right"/>
          <style:tab-stop style:position="7.407cm" style:type="left"/>
        </style:tab-stops>
      </style:paragraph-properties>
      <style:text-properties/>
    </style:style>
    <style:style style:family="paragraph" style:name="P5" style:parent-style-name="Body text (10)">
      <style:paragraph-properties fo:background-color="transparent" fo:margin-top="0.000cm" fo:margin-bottom="1.059cm" fo:margin-left="0.000cm" fo:margin-right="6.279cm" fo:text-indent="0.080cm" fo:text-align="left" style:page-number="auto"/>
      <style:text-properties/>
    </style:style>
    <style:style style:family="paragraph" style:name="P6" style:parent-style-name="Body text (8)">
      <style:paragraph-properties fo:background-color="transparent" fo:margin-top="0.000cm" fo:margin-bottom="0.687cm" fo:line-height="0.567cm" fo:margin-left="0.071cm" fo:margin-right="0.000cm" fo:text-indent="0.000cm" style:page-number="auto"/>
      <style:text-properties/>
    </style:style>
    <style:style style:family="paragraph" style:name="P7" style:parent-style-name="Body text (2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" style:parent-style-name="Body text (2)">
      <style:paragraph-properties fo:background-color="transparent" fo:margin-top="0.000cm" fo:margin-bottom="0.000cm" fo:line-height="0.576cm" fo:margin-left="0.000cm" fo:margin-right="0.000cm" fo:text-indent="0.099cm" fo:text-align="justify" style:page-number="auto"/>
      <style:text-properties/>
    </style:style>
    <style:style style:family="paragraph" style:name="P10" style:parent-style-name="Body text (8)">
      <style:paragraph-properties fo:background-color="transparent" fo:margin-top="0.000cm" fo:margin-bottom="0.530cm" fo:line-height="0.567cm" fo:margin-left="0.318cm" fo:margin-right="0.282cm" fo:text-indent="0.682cm" fo:text-align="justify" style:page-number="auto"/>
      <style:text-properties/>
    </style:style>
    <style:style style:family="paragraph" style:name="P11" style:parent-style-name="Body text (2)">
      <style:paragraph-properties fo:background-color="transparent" fo:margin-top="0.000cm" fo:margin-bottom="0.635cm" fo:line-height="0.745cm" fo:margin-left="2.611cm" fo:margin-right="0.000cm" fo:text-indent="-1.298cm" fo:text-align="justify" style:page-number="auto">
        <style:tab-stops>
          <style:tab-stop style:position="-0.051cm" style:type="left"/>
        </style:tab-stops>
      </style:paragraph-properties>
      <style:text-properties/>
    </style:style>
    <style:style style:family="paragraph" style:name="P12" style:parent-style-name="Body text (8)">
      <style:paragraph-properties fo:background-color="transparent" fo:margin-top="0.000cm" fo:margin-bottom="0.501cm" fo:line-height="0.370cm" fo:margin-left="0.035cm" fo:margin-right="0.000cm" fo:text-indent="0.000cm" style:page-number="auto"/>
      <style:text-properties/>
    </style:style>
    <style:style style:family="paragraph" style:name="P13" style:parent-style-name="Body text (7)">
      <style:paragraph-properties fo:background-color="transparent" fo:margin-top="0.000cm" fo:margin-bottom="1.592cm" fo:line-height="0.423cm" fo:margin-left="7.091cm" fo:margin-right="0.000cm" fo:text-indent="0.008cm" fo:text-align="left" style:page-number="auto"/>
      <style:text-properties/>
    </style:style>
    <style:style style:family="paragraph" style:name="P14" style:parent-style-name="Body text (7)">
      <style:paragraph-properties fo:background-color="transparent" fo:margin-top="0.000cm" fo:margin-bottom="0.642cm" fo:line-height="0.745cm" fo:margin-left="2.646cm" fo:margin-right="0.000cm" fo:text-indent="-1.339cm" fo:text-align="left" style:page-number="auto">
        <style:tab-stops>
          <style:tab-stop style:position="-0.080cm" style:type="left"/>
        </style:tab-stops>
      </style:paragraph-properties>
      <style:text-properties/>
    </style:style>
    <style:style style:family="paragraph" style:name="P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" style:parent-style-name="Body text (6)">
      <style:paragraph-properties fo:background-color="transparent" fo:margin-top="0.000cm" fo:margin-bottom="0.000cm" fo:line-height="0.353cm" fo:margin-left="7.973cm" fo:margin-right="0.000cm" fo:text-indent="0.016cm" fo:text-align="left" style:page-number="auto"/>
      <style:text-properties/>
    </style:style>
    <style:style style:family="paragraph" style:name="P17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" style:parent-style-name="Heading #1 (2)">
      <style:paragraph-properties fo:keep-with-next="always" fo:keep-together="always" fo:background-color="transparent" fo:margin-top="0.000cm" fo:margin-bottom="0.000cm" fo:line-height="0.388cm" fo:margin-left="2.540cm" fo:margin-right="0.000cm" fo:text-indent="-0.013cm" fo:text-align="left" style:page-number="auto"/>
      <style:text-properties/>
    </style:style>
    <style:style style:family="paragraph" style:name="P20" style:parent-style-name="Body text (7)">
      <style:paragraph-properties fo:background-color="transparent" fo:margin-top="0.000cm" fo:margin-bottom="0.635cm" fo:margin-left="0.000cm" fo:margin-right="0.000cm" fo:text-indent="0.064cm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21" style:parent-style-name="Body text (6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" style:parent-style-name="Heading #2">
      <style:paragraph-properties fo:keep-with-next="always" fo:keep-together="always" fo:background-color="transparent" fo:margin-top="0.000cm" fo:margin-bottom="0.000cm" fo:line-height="0.370cm" fo:margin-left="0.035cm" fo:margin-right="0.000cm" fo:text-indent="0.000cm" style:page-number="auto"/>
      <style:text-properties/>
    </style:style>
    <style:style style:family="paragraph" style:name="P24" style:parent-style-name="Heading #2">
      <style:paragraph-properties fo:keep-with-next="always" fo:keep-together="always" fo:background-color="transparent" fo:margin-top="0.000cm" fo:margin-bottom="0.774cm" fo:line-height="0.370cm" fo:margin-left="0.035cm" fo:margin-right="0.000cm" fo:text-indent="0.000cm" style:page-number="auto"/>
      <style:text-properties/>
    </style:style>
    <style:style style:family="paragraph" style:name="P25" style:parent-style-name="Body text (2)">
      <style:paragraph-properties fo:background-color="transparent" fo:margin-top="0.000cm" fo:margin-bottom="0.854cm" fo:line-height="0.745cm" fo:margin-left="2.575cm" fo:margin-right="0.000cm" fo:text-indent="-1.254cm" fo:text-align="left" style:page-number="auto">
        <style:tab-stops>
          <style:tab-stop style:position="-0.006cm" style:type="left"/>
        </style:tab-stops>
      </style:paragraph-properties>
      <style:text-properties/>
    </style:style>
    <style:style style:family="paragraph" style:name="P26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7" style:parent-style-name="Body text (11)">
      <style:paragraph-properties fo:break-after="page" fo:background-color="transparent" fo:margin-top="0.000cm" fo:margin-bottom="0.000cm" fo:line-height="0.335cm" fo:margin-left="7.938cm" fo:margin-right="0.000cm" fo:text-indent="-0.013cm" fo:text-align="left" style:page-number="auto"/>
      <style:text-properties/>
    </style:style>
    <style:style style:family="paragraph" style:name="P28" style:parent-style-name="Body text (2)">
      <style:paragraph-properties fo:background-color="transparent" fo:margin-top="0.000cm" fo:margin-bottom="0.635cm" fo:line-height="0.745cm" fo:margin-left="2.575cm" fo:margin-right="0.000cm" fo:text-indent="-1.254cm" fo:text-align="left" style:page-number="auto">
        <style:tab-stops>
          <style:tab-stop style:position="-0.006cm" style:type="left"/>
        </style:tab-stops>
      </style:paragraph-properties>
      <style:text-properties/>
    </style:style>
    <style:style style:family="paragraph" style:name="P29" style:parent-style-name="Body text (8)">
      <style:paragraph-properties fo:background-color="transparent" fo:margin-top="0.000cm" fo:margin-bottom="0.626cm" fo:line-height="0.576cm" fo:margin-left="0.071cm" fo:margin-right="0.000cm" fo:text-indent="0.000cm" style:page-number="auto"/>
      <style:text-properties/>
    </style:style>
    <style:style style:family="paragraph" style:name="P30" style:parent-style-name="Body text (2)">
      <style:paragraph-properties fo:background-color="transparent" fo:margin-top="0.000cm" fo:margin-bottom="0.635cm" fo:line-height="0.745cm" fo:margin-left="0.000cm" fo:margin-right="0.000cm" fo:text-indent="0.079cm" fo:text-align="justify" style:page-number="auto">
        <style:tab-stops>
          <style:tab-stop style:position="1.278cm" style:type="left"/>
        </style:tab-stops>
      </style:paragraph-properties>
      <style:text-properties/>
    </style:style>
    <style:style style:family="paragraph" style:name="P31" style:parent-style-name="Body text (2)">
      <style:paragraph-properties fo:background-color="transparent" fo:margin-top="0.000cm" fo:margin-bottom="0.000cm" fo:margin-left="5.856cm" fo:margin-right="0.000cm" fo:text-indent="-0.010cm" fo:text-align="left" style:page-number="auto"/>
      <style:text-properties/>
    </style:style>
    <style:style style:family="paragraph" style:name="P32" style:parent-style-name="Body text (2)">
      <style:paragraph-properties fo:background-color="transparent" fo:margin-top="0.000cm" fo:margin-bottom="0.000cm" fo:margin-left="0.000cm" fo:margin-right="0.000cm" fo:text-indent="0.080cm" fo:text-align="justify" style:page-number="auto"/>
      <style:text-properties/>
    </style:style>
    <style:style style:family="paragraph" style:name="P33" style:parent-style-name="Body text (2)">
      <style:paragraph-properties fo:background-color="transparent" fo:margin-top="0.000cm" fo:margin-bottom="0.530cm" fo:margin-left="0.035cm" fo:margin-right="0.000cm" fo:text-indent="0.000cm" style:page-number="auto"/>
      <style:text-properties/>
    </style:style>
    <style:style style:family="paragraph" style:name="P34" style:parent-style-name="Body text (10)">
      <style:paragraph-properties fo:background-color="transparent" fo:margin-top="0.000cm" fo:margin-bottom="0.205cm" fo:margin-left="0.000cm" fo:margin-right="12.418cm" fo:text-indent="0.099cm" fo:text-align="left" style:page-number="auto"/>
      <style:text-properties/>
    </style:style>
    <style:style style:family="paragraph" style:name="P35" style:parent-style-name="Body text (7)">
      <style:paragraph-properties fo:background-color="transparent" fo:margin-top="0.000cm" fo:margin-bottom="0.000cm" fo:line-height="0.423cm" fo:margin-left="5.680cm" fo:margin-right="0.000cm" fo:text-indent="-0.016cm" fo:text-align="left" style:page-number="auto"/>
      <style:text-properties/>
    </style:style>
    <style:style style:family="paragraph" style:name="P36" style:parent-style-name="Body text (6)">
      <style:paragraph-properties fo:break-after="page" fo:background-color="transparent" fo:margin-top="0.000cm" fo:margin-bottom="0.000cm" fo:line-height="0.353cm" fo:margin-left="7.902cm" fo:margin-right="0.000cm" fo:text-indent="-0.003cm" fo:text-align="left" style:page-number="auto"/>
      <style:text-properties/>
    </style:style>
    <style:style style:family="paragraph" style:name="P37" style:parent-style-name="Body text (2)">
      <style:paragraph-properties fo:background-color="transparent" fo:margin-top="0.000cm" fo:margin-bottom="0.000cm" fo:line-height="0.423cm" fo:margin-left="2.611cm" fo:margin-right="0.000cm" fo:text-indent="-1.298cm" fo:text-align="justify" style:page-number="auto">
        <style:tab-stops>
          <style:tab-stop style:position="-0.051cm" style:type="left"/>
        </style:tab-stops>
      </style:paragraph-properties>
      <style:text-properties/>
    </style:style>
    <style:style style:family="paragraph" style:name="P38" style:parent-style-name="Body text (7)">
      <style:paragraph-properties fo:background-color="transparent" fo:margin-top="0.000cm" fo:margin-bottom="0.000cm" fo:line-height="0.908cm" fo:margin-left="0.000cm" fo:margin-right="0.000cm" fo:text-indent="0.090cm" style:page-number="auto">
        <style:tab-stops>
          <style:tab-stop style:position="8.847cm" style:type="right"/>
          <style:tab-stop style:position="10.059cm" style:type="center"/>
          <style:tab-stop style:position="12.161cm" style:type="center"/>
          <style:tab-stop style:position="13.831cm" style:type="center"/>
          <style:tab-stop style:position="14.825cm" style:type="center"/>
        </style:tab-stops>
      </style:paragraph-properties>
      <style:text-properties/>
    </style:style>
    <style:style style:family="paragraph" style:name="P39" style:parent-style-name="Body text (7)">
      <style:paragraph-properties fo:background-color="transparent" fo:margin-top="0.000cm" fo:margin-bottom="0.000cm" fo:line-height="0.745cm" fo:margin-left="2.646cm" fo:margin-right="0.000cm" fo:text-indent="-1.339cm" fo:text-align="left" style:page-number="auto">
        <style:tab-stops>
          <style:tab-stop style:position="-0.080cm" style:type="left"/>
        </style:tab-stops>
      </style:paragraph-properties>
      <style:text-properties/>
    </style:style>
    <style:style style:family="paragraph" style:name="P40" style:parent-style-name="Body text (7)">
      <style:paragraph-properties fo:background-color="transparent" fo:margin-top="0.000cm" fo:margin-bottom="0.000cm" fo:line-height="0.423cm" fo:margin-left="1.305cm" fo:margin-right="0.000cm" fo:text-indent="0.001cm" style:page-number="auto">
        <style:tab-stops>
          <style:tab-stop style:position="1.260cm" style:type="left"/>
        </style:tab-stops>
      </style:paragraph-properties>
      <style:text-properties/>
    </style:style>
    <style:style style:family="paragraph" style:name="P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" style:parent-style-name="Heading #2">
      <style:paragraph-properties fo:keep-with-next="always" fo:keep-together="always" fo:background-color="transparent" fo:margin-top="0.000cm" fo:margin-bottom="0.000cm" fo:line-height="1.149cm" fo:margin-left="0.035cm" fo:margin-right="0.000cm" fo:text-indent="0.000cm" style:page-number="auto"/>
      <style:text-properties/>
    </style:style>
    <style:style style:family="paragraph" style:name="P43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44" style:parent-style-name="Body text (2)">
      <style:paragraph-properties fo:background-color="transparent" fo:margin-top="0.000cm" fo:margin-bottom="1.372cm" fo:line-height="0.745cm" fo:margin-left="0.000cm" fo:margin-right="0.000cm" fo:text-indent="0.079cm" fo:text-align="justify" style:page-number="auto">
        <style:tab-stops>
          <style:tab-stop style:position="1.278cm" style:type="left"/>
        </style:tab-stops>
      </style:paragraph-properties>
      <style:text-properties/>
    </style:style>
    <style:style style:family="paragraph" style:name="P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7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/>
      <style:text-properties/>
    </style:style>
    <style:style style:family="paragraph" style:name="P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50" style:parent-style-name="Body text (10)">
      <style:paragraph-properties fo:background-color="transparent" fo:margin-top="0.000cm" fo:margin-bottom="5.689cm" fo:margin-left="0.000cm" fo:margin-right="0.000cm" fo:text-indent="0.080cm" style:page-number="auto"/>
      <style:text-properties/>
    </style:style>
    <style:style style:family="paragraph" style:name="P51" style:parent-style-name="Body text (9)">
      <style:paragraph-properties fo:background-color="transparent" fo:margin-top="0.000cm" fo:margin-bottom="0.512cm" fo:line-height="0.370cm" fo:margin-left="0.071cm" fo:margin-right="0.000cm" fo:text-indent="0.000cm" style:page-number="auto"/>
      <style:text-properties/>
    </style:style>
    <style:style style:family="paragraph" style:name="P52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53" style:parent-style-name="Body text (2)">
      <style:paragraph-properties fo:background-color="transparent" fo:margin-top="0.000cm" fo:margin-bottom="0.635cm" fo:line-height="0.745cm" fo:margin-left="0.000cm" fo:margin-right="0.000cm" fo:text-indent="0.079cm" fo:text-align="justify" style:page-number="auto"/>
      <style:text-properties/>
    </style:style>
    <style:style style:family="paragraph" style:name="P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5" style:parent-style-name="Body text (2)">
      <style:paragraph-properties fo:background-color="transparent" fo:margin-top="0.000cm" fo:margin-bottom="0.000cm" fo:margin-left="5.009cm" fo:margin-right="0.000cm" fo:text-indent="-0.010cm" fo:text-align="justify" style:page-number="auto">
        <style:tab-stops>
          <style:tab-stop style:position="7.039cm" style:type="right"/>
          <style:tab-stop style:position="7.280cm" style:type="left"/>
        </style:tab-stops>
      </style:paragraph-properties>
      <style:text-properties/>
    </style:style>
    <style:style style:family="paragraph" style:name="P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" style:parent-style-name="Body text (2)">
      <style:paragraph-properties fo:background-color="transparent" fo:margin-top="1.536cm" fo:margin-bottom="0.000cm" fo:margin-left="0.000cm" fo:margin-right="0.000cm" fo:text-indent="0.080cm" fo:text-align="justify" style:page-number="auto">
        <style:tab-stops>
          <style:tab-stop style:position="16.099cm" style:type="right"/>
        </style:tab-stops>
      </style:paragraph-properties>
      <style:text-properties/>
    </style:style>
    <style:style style:family="paragraph" style:name="P58" style:parent-style-name="Heading #1">
      <style:paragraph-properties fo:keep-with-next="always" fo:keep-together="always" fo:background-color="transparent" fo:margin-top="0.000cm" fo:margin-bottom="0.000cm" fo:line-height="0.423cm" fo:margin-left="6.668cm" fo:margin-right="0.000cm" fo:text-indent="0.004cm" fo:text-align="left" style:page-number="auto"/>
      <style:text-properties/>
    </style:style>
    <style:style style:family="paragraph" style:name="P59" style:parent-style-name="Body text (6)">
      <style:paragraph-properties fo:break-after="page" fo:background-color="transparent" fo:margin-top="0.000cm" fo:margin-bottom="0.000cm" fo:line-height="0.353cm" fo:margin-left="7.796cm" fo:margin-right="0.000cm" fo:text-indent="-0.007cm" fo:text-align="left" style:page-number="auto"/>
      <style:text-properties/>
    </style:style>
    <style:style style:family="paragraph" style:name="P6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1" style:parent-style-name="Body text (2)">
      <style:paragraph-properties fo:background-color="transparent" fo:margin-top="0.000cm" fo:margin-bottom="0.530cm" fo:line-height="0.745cm" fo:margin-left="2.540cm" fo:margin-right="0.000cm" fo:text-indent="-1.228cm" fo:text-align="left" style:page-number="auto">
        <style:tab-stops>
          <style:tab-stop style:position="0.008cm" style:type="left"/>
        </style:tab-stops>
      </style:paragraph-properties>
      <style:text-properties/>
    </style:style>
    <style:style style:family="paragraph" style:name="P62" style:parent-style-name="Body text (2)">
      <style:paragraph-properties fo:background-color="transparent" fo:margin-top="0.000cm" fo:margin-bottom="4.723cm" fo:margin-left="2.611cm" fo:margin-right="2.681cm" fo:text-indent="0.006cm" fo:text-align="left" style:page-number="auto"/>
      <style:text-properties/>
    </style:style>
    <style:style style:family="paragraph" style:name="P63" style:parent-style-name="Body text (7)">
      <style:paragraph-properties fo:background-color="transparent" fo:margin-top="0.000cm" fo:margin-bottom="0.671cm" fo:line-height="0.423cm" fo:margin-left="0.000cm" fo:margin-right="0.000cm" fo:text-indent="0.090cm" style:page-number="auto"/>
      <style:text-properties/>
    </style:style>
    <style:style style:family="paragraph" style:name="P64" style:parent-style-name="Body text (7)">
      <style:paragraph-properties fo:background-color="transparent" fo:margin-top="0.000cm" fo:margin-bottom="5.675cm" fo:line-height="0.567cm" fo:margin-left="2.646cm" fo:margin-right="2.681cm" fo:text-indent="-0.010cm" fo:text-align="left" style:page-number="auto"/>
      <style:text-properties/>
    </style:style>
    <style:style style:family="paragraph" style:name="P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6" style:parent-style-name="Body text (2)">
      <style:paragraph-properties fo:background-color="transparent" fo:margin-top="0.000cm" fo:margin-bottom="0.893cm" fo:line-height="0.745cm" fo:margin-left="0.000cm" fo:margin-right="0.000cm" fo:text-indent="0.064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6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68" style:parent-style-name="Body text (2)">
      <style:paragraph-properties fo:background-color="transparent" fo:margin-top="0.000cm" fo:margin-bottom="0.811cm" fo:margin-left="0.000cm" fo:margin-right="0.000cm" fo:text-indent="0.000cm" style:page-number="auto"/>
      <style:text-properties/>
    </style:style>
    <style:style style:family="paragraph" style:name="P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0" style:parent-style-name="Body text (10)">
      <style:paragraph-properties fo:background-color="transparent" fo:margin-top="0.000cm" fo:margin-bottom="0.000cm" fo:line-height="0.908cm" fo:margin-left="0.882cm" fo:margin-right="0.000cm" fo:text-indent="-0.009cm" style:page-number="auto">
        <style:tab-stops>
          <style:tab-stop style:position="12.221cm" style:type="right"/>
        </style:tab-stops>
      </style:paragraph-properties>
      <style:text-properties/>
    </style:style>
    <style:style style:family="paragraph" style:name="P71" style:parent-style-name="Body text (7)">
      <style:paragraph-properties fo:background-color="transparent" fo:margin-top="0.000cm" fo:margin-bottom="0.893cm" fo:line-height="0.745cm" fo:margin-left="0.000cm" fo:margin-right="0.000cm" fo:text-indent="0.064cm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72" style:parent-style-name="Body text (10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74" style:parent-style-name="Body text (9)">
      <style:paragraph-properties fo:background-color="transparent" fo:margin-top="0.000cm" fo:margin-bottom="0.000cm" fo:line-height="1.149cm" fo:margin-left="0.035cm" fo:margin-right="0.000cm" fo:text-indent="0.000cm" style:page-number="auto"/>
      <style:text-properties/>
    </style:style>
    <style:style style:family="paragraph" style:name="P75" style:parent-style-name="Body text (2)">
      <style:paragraph-properties fo:background-color="transparent" fo:margin-top="0.000cm" fo:margin-bottom="0.635cm" fo:line-height="0.745cm" fo:margin-left="0.000cm" fo:margin-right="0.000cm" fo:text-indent="0.079cm" fo:text-align="justify" style:page-number="auto">
        <style:tab-stops>
          <style:tab-stop style:position="1.278cm" style:type="left"/>
        </style:tab-stops>
      </style:paragraph-properties>
      <style:text-properties/>
    </style:style>
    <style:style style:family="paragraph" style:name="P76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77" style:parent-style-name="Body text (2)">
      <style:paragraph-properties fo:background-color="transparent" fo:margin-top="0.000cm" fo:margin-bottom="0.000cm" fo:margin-left="0.000cm" fo:margin-right="0.000cm" fo:text-indent="0.080cm" fo:text-align="justify" style:page-number="auto">
        <style:tab-stops>
          <style:tab-stop style:position="16.099cm" style:type="right"/>
        </style:tab-stops>
      </style:paragraph-properties>
      <style:text-properties/>
    </style:style>
    <style:style style:family="paragraph" style:name="P78" style:parent-style-name="Body text (9)">
      <style:paragraph-properties fo:background-color="transparent" fo:margin-top="0.000cm" fo:margin-bottom="0.129cm" fo:line-height="0.370cm" fo:margin-left="0.071cm" fo:margin-right="0.000cm" fo:text-indent="0.000cm" style:page-number="auto"/>
      <style:text-properties/>
    </style:style>
    <style:style style:family="paragraph" style:name="P79" style:parent-style-name="Body text (2)">
      <style:paragraph-properties fo:background-color="transparent" fo:margin-top="0.000cm" fo:margin-bottom="0.493cm" fo:margin-left="0.035cm" fo:margin-right="0.000cm" fo:text-indent="0.000cm" style:page-number="auto"/>
      <style:text-properties/>
    </style:style>
    <style:style style:family="paragraph" style:name="P80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81" style:parent-style-name="Body text (9)">
      <style:paragraph-properties fo:background-color="transparent" fo:margin-top="0.000cm" fo:margin-bottom="0.700cm" fo:line-height="0.370cm" fo:margin-left="0.035cm" fo:margin-right="0.000cm" fo:text-indent="0.000cm" style:page-number="auto"/>
      <style:text-properties/>
    </style:style>
    <style:style style:family="paragraph" style:name="P82" style:parent-style-name="Body text (10)">
      <style:paragraph-properties fo:background-color="transparent" fo:margin-top="0.000cm" fo:margin-bottom="7.587cm" fo:line-height="0.576cm" fo:margin-left="0.000cm" fo:margin-right="0.000cm" fo:text-indent="0.099cm" style:page-number="auto"/>
      <style:text-properties/>
    </style:style>
    <style:style style:family="paragraph" style:name="P83" style:parent-style-name="Body text (9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8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8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" style:parent-style-name="Body text (7)">
      <style:paragraph-properties fo:background-color="transparent" fo:margin-top="0.000cm" fo:margin-bottom="0.375cm" fo:line-height="0.495cm" fo:margin-left="0.000cm" fo:margin-right="10.583cm" fo:text-indent="0.090cm" fo:text-align="left" style:page-number="auto">
        <style:tab-stops>
          <style:tab-stop style:position="4.407cm" style:type="right"/>
          <style:tab-stop style:position="5.385cm" style:type="right"/>
        </style:tab-stops>
      </style:paragraph-properties>
      <style:text-properties/>
    </style:style>
    <style:style style:family="paragraph" style:name="P92" style:parent-style-name="Body text (7)">
      <style:paragraph-properties fo:background-color="transparent" fo:margin-top="0.000cm" fo:margin-bottom="0.665cm" fo:margin-left="0.000cm" fo:margin-right="0.000cm" fo:text-indent="0.064cm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" style:parent-style-name="Body text (2)">
      <style:paragraph-properties fo:background-color="transparent" fo:margin-top="0.000cm" fo:margin-bottom="0.629cm" fo:line-height="0.737cm" fo:margin-left="0.000cm" fo:margin-right="0.000cm" fo:text-indent="0.064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6" style:parent-style-name="Body text (2)">
      <style:paragraph-properties fo:background-color="transparent" fo:margin-top="0.000cm" fo:margin-bottom="0.642cm" fo:line-height="0.745cm" fo:margin-left="0.000cm" fo:margin-right="0.000cm" fo:text-indent="0.064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9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8" style:parent-style-name="Body text (7)">
      <style:paragraph-properties fo:background-color="transparent" fo:margin-top="0.000cm" fo:margin-bottom="0.043cm" fo:line-height="0.565cm" fo:margin-left="1.658cm" fo:margin-right="0.000cm" fo:text-indent="0.012cm" fo:text-align="left" style:page-number="auto"/>
      <style:text-properties/>
    </style:style>
    <style:style style:family="paragraph" style:name="P9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1" style:parent-style-name="Body text (7)">
      <style:paragraph-properties fo:background-color="transparent" fo:margin-top="0.000cm" fo:margin-bottom="0.629cm" fo:margin-left="0.000cm" fo:margin-right="0.000cm" fo:text-indent="0.064cm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1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3" style:parent-style-name="Body text (2)">
      <style:paragraph-properties fo:background-color="transparent" fo:margin-top="0.000cm" fo:margin-bottom="0.000cm" fo:line-height="0.423cm" fo:margin-left="2.716cm" fo:margin-right="0.000cm" fo:text-indent="-0.016cm" fo:text-align="left" style:page-number="auto"/>
      <style:text-properties/>
    </style:style>
    <style:style style:family="paragraph" style:name="P10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" style:parent-style-name="Heading #2">
      <style:paragraph-properties fo:keep-with-next="always" fo:keep-together="always" fo:background-color="transparent" fo:margin-top="0.000cm" fo:margin-bottom="0.000cm" fo:line-height="1.149cm" fo:margin-left="0.035cm" fo:margin-right="0.000cm" fo:text-indent="0.000cm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9" style:parent-style-name="Body text (3)">
      <style:paragraph-properties fo:background-color="transparent" fo:margin-top="0.000cm" fo:margin-bottom="1.800cm" fo:margin-left="0.000cm" fo:margin-right="0.000cm" fo:text-indent="0.000cm" style:page-number="auto"/>
      <style:text-properties/>
    </style:style>
    <style:style style:family="paragraph" style:name="P110" style:parent-style-name="Body text (2)">
      <style:paragraph-properties fo:background-color="transparent" fo:margin-top="0.000cm" fo:margin-bottom="0.629cm" fo:line-height="0.737cm" fo:margin-left="0.000cm" fo:margin-right="0.000cm" fo:text-indent="0.079cm" fo:text-align="justify" style:page-number="auto">
        <style:tab-stops>
          <style:tab-stop style:position="1.278cm" style:type="left"/>
        </style:tab-stops>
      </style:paragraph-properties>
      <style:text-properties/>
    </style:style>
    <style:style style:family="paragraph" style:name="P11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2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13" style:parent-style-name="Body text (9)">
      <style:paragraph-properties fo:background-color="transparent" fo:margin-top="0.000cm" fo:margin-bottom="0.501cm" fo:line-height="0.370cm" fo:margin-left="0.071cm" fo:margin-right="0.000cm" fo:text-indent="0.000cm" style:page-number="auto"/>
      <style:text-properties/>
    </style:style>
    <style:style style:family="paragraph" style:name="P114" style:parent-style-name="Body text (7)">
      <style:paragraph-properties fo:background-color="transparent" fo:margin-top="0.000cm" fo:margin-bottom="0.504cm" fo:line-height="0.423cm" fo:margin-left="0.000cm" fo:margin-right="0.000cm" fo:text-indent="0.057cm" fo:text-align="left" style:page-number="auto"/>
      <style:text-properties/>
    </style:style>
    <style:style style:family="paragraph" style:name="P115" style:parent-style-name="Body text (7)">
      <style:paragraph-properties fo:background-color="transparent" fo:margin-top="0.000cm" fo:margin-bottom="0.000cm" fo:line-height="0.565cm" fo:margin-left="0.882cm" fo:margin-right="0.000cm" fo:text-indent="-0.009cm" style:page-number="auto">
        <style:tab-stops>
          <style:tab-stop style:position="12.647cm" style:type="right"/>
          <style:tab-stop style:position="13.000cm" style:type="right"/>
        </style:tab-stops>
      </style:paragraph-properties>
      <style:text-properties/>
    </style:style>
    <style:style style:family="paragraph" style:name="P116" style:parent-style-name="Body text (2)">
      <style:paragraph-properties fo:background-color="transparent" fo:margin-top="0.000cm" fo:margin-bottom="0.635cm" fo:line-height="0.745cm" fo:margin-left="2.540cm" fo:margin-right="0.000cm" fo:text-indent="-1.228cm" fo:text-align="left" style:page-number="auto">
        <style:tab-stops>
          <style:tab-stop style:position="0.008cm" style:type="left"/>
        </style:tab-stops>
      </style:paragraph-properties>
      <style:text-properties/>
    </style:style>
    <style:style style:family="paragraph" style:name="P117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778cm" fo:line-height="0.745cm" fo:margin-left="0.000cm" fo:margin-right="0.000cm" fo:text-indent="0.064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19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20" style:parent-style-name="Body text (2)">
      <style:paragraph-properties fo:background-color="transparent" fo:margin-top="0.000cm" fo:margin-bottom="0.000cm" fo:line-height="0.745cm" fo:margin-left="2.611cm" fo:margin-right="0.000cm" fo:text-indent="-1.298cm" fo:text-align="justify" style:page-number="auto">
        <style:tab-stops>
          <style:tab-stop style:position="-0.051cm" style:type="left"/>
        </style:tab-stops>
      </style:paragraph-properties>
      <style:text-properties/>
    </style:style>
    <style:style style:family="paragraph" style:name="P121" style:parent-style-name="Body text (7)">
      <style:paragraph-properties fo:background-color="transparent" fo:margin-top="0.000cm" fo:margin-bottom="1.540cm" fo:line-height="0.495cm" fo:margin-left="0.000cm" fo:margin-right="8.326cm" fo:text-indent="0.090cm" fo:text-align="left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23" style:parent-style-name="Body text (7)">
      <style:paragraph-properties fo:background-color="transparent" fo:margin-top="0.000cm" fo:margin-bottom="7.623cm" fo:line-height="0.489cm" fo:margin-left="4.939cm" fo:margin-right="4.833cm" fo:text-indent="2.453cm" fo:text-align="left" style:page-number="auto"/>
      <style:text-properties/>
    </style:style>
    <style:style style:family="paragraph" style:name="P124">
      <style:paragraph-properties style:page-number="auto"/>
      <style:text-properties fo:font-size="5pt" style:font-size-asian="5pt" style:font-size-complex="5pt"/>
    </style:style>
    <style:style style:family="paragraph" style:name="P125">
      <style:paragraph-properties style:page-number="auto"/>
      <style:text-properties fo:font-size="5.e-02pt" style:font-size-asian="5.e-02pt" style:font-size-complex="5.e-02pt"/>
    </style:style>
    <style:style style:family="paragraph" style:name="P127">
      <style:paragraph-properties style:page-number="auto"/>
      <style:text-properties fo:font-size="0.1pt" style:font-size-asian="0.1pt" style:font-size-complex="0.1pt"/>
    </style:style>
    <style:style style:family="paragraph" style:name="P128">
      <style:paragraph-properties style:page-number="auto"/>
      <style:text-properties fo:font-size="0.1pt" style:font-size-asian="0.1pt" style:font-size-complex="0.1pt"/>
    </style:style>
    <style:style style:family="paragraph" style:name="P129" style:parent-style-name="Body text (3)" style:master-page-name="PageStyle0">
      <style:paragraph-properties fo:background-color="transparent" fo:margin-top="0.000cm" fo:margin-bottom="1.800cm" fo:margin-left="0.000cm" fo:margin-right="0.000cm" fo:text-indent="0.000cm" style:page-number="1"/>
      <style:text-properties/>
    </style:style>
    <style:style style:family="paragraph" style:name="P130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2"/>
      <style:text-properties/>
    </style:style>
    <style:style style:family="paragraph" style:name="P131" style:parent-style-name="Body text (2)" style:master-page-name="PageStyle2">
      <style:paragraph-properties fo:background-color="transparent" fo:margin-top="0.000cm" fo:margin-bottom="0.642cm" fo:line-height="0.745cm" fo:margin-left="0.000cm" fo:margin-right="0.000cm" fo:text-indent="0.064cm" fo:text-align="justify" style:page-number="3">
        <style:tab-stops>
          <style:tab-stop style:position="1.270cm" style:type="left"/>
        </style:tab-stops>
      </style:paragraph-properties>
      <style:text-properties/>
    </style:style>
    <style:style style:name="Table1" style:family="table">
      <style:table-properties style:writing-mode="lr-tb" style:width="14.698cm" table:align="center"/>
    </style:style>
    <style:style style:name="Table1.C1" style:family="table-column">
      <style:table-column-properties style:column-width="4.817cm"/>
    </style:style>
    <style:style style:name="Table1.C2" style:family="table-column">
      <style:table-column-properties style:column-width="4.505cm"/>
    </style:style>
    <style:style style:name="Table1.C3" style:family="table-column">
      <style:table-column-properties style:column-width="5.376cm"/>
    </style:style>
    <style:style style:name="Table1.R1" style:family="table-row">
      <style:table-row-properties style:row-height="0.499cm"/>
    </style:style>
    <style:style style:name="Table1.R2" style:family="table-row">
      <style:table-row-properties style:row-height="0.991cm"/>
    </style:style>
    <style:style style:name="Table1.R3" style:family="table-row">
      <style:table-row-properties style:row-height="0.931cm"/>
    </style:style>
    <style:style style:name="Table1.R4" style:family="table-row">
      <style:table-row-properties style:row-height="0.575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 style:vertical-align="top"/>
    </style:style>
    <style:style style:name="Table1.Cell6" style:family="table-cell">
      <style:table-cell-properties fo:background-color="#FFFFFF" style:vertical-align="top"/>
    </style:style>
    <style:style style:name="Table1.Cell7" style:family="table-cell">
      <style:table-cell-properties fo:background-color="#FFFFFF"/>
    </style:style>
    <style:style style:name="Table1.Cell8" style:family="table-cell">
      <style:table-cell-properties fo:background-color="#FFFFFF"/>
    </style:style>
    <style:style style:name="Table1.Cell9" style:family="table-cell">
      <style:table-cell-properties fo:background-color="#FFFFFF"/>
    </style:style>
    <style:style style:name="Table1.Cell10" style:family="table-cell">
      <style:table-cell-properties fo:background-color="#FFFFFF"/>
    </style:style>
    <style:style style:name="Table1.Cell11" style:family="table-cell">
      <style:table-cell-properties fo:background-color="#FFFFFF"/>
    </style:style>
    <style:style style:name="Table1.Cell12" style:family="table-cell">
      <style:table-cell-properties fo:background-color="#FFFFFF"/>
    </style:style>
    <style:style style:name="Table2" style:family="table">
      <style:table-properties style:writing-mode="lr-tb" style:width="15.993cm" table:align="center"/>
    </style:style>
    <style:style style:name="Table2.C1" style:family="table-column">
      <style:table-column-properties style:column-width="4.724cm"/>
    </style:style>
    <style:style style:name="Table2.C2" style:family="table-column">
      <style:table-column-properties style:column-width="1.203cm"/>
    </style:style>
    <style:style style:name="Table2.C3" style:family="table-column">
      <style:table-column-properties style:column-width="5.292cm"/>
    </style:style>
    <style:style style:name="Table2.C4" style:family="table-column">
      <style:table-column-properties style:column-width="4.775cm"/>
    </style:style>
    <style:style style:name="Table2.R1" style:family="table-row">
      <style:table-row-properties style:row-height="0.610cm"/>
    </style:style>
    <style:style style:name="Table2.R2" style:family="table-row">
      <style:table-row-properties style:row-height="0.744cm"/>
    </style:style>
    <style:style style:name="Table2.R3" style:family="table-row">
      <style:table-row-properties style:row-height="0.744cm"/>
    </style:style>
    <style:style style:name="Table2.R4" style:family="table-row">
      <style:table-row-properties style:row-height="0.914cm"/>
    </style:style>
    <style:style style:name="Table2.R5" style:family="table-row">
      <style:table-row-properties style:row-height="0.804cm"/>
    </style:style>
    <style:style style:name="Table2.R6" style:family="table-row">
      <style:table-row-properties style:row-height="1.363cm"/>
    </style:style>
    <style:style style:name="Table2.R7" style:family="table-row">
      <style:table-row-properties style:row-height="1.101cm"/>
    </style:style>
    <style:style style:name="Table2.R8" style:family="table-row">
      <style:table-row-properties style:row-height="1.101cm"/>
    </style:style>
    <style:style style:name="Table2.R9" style:family="table-row">
      <style:table-row-properties style:row-height="0.813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top"/>
    </style:style>
    <style:style style:name="Table2.Cell5" style:family="table-cell">
      <style:table-cell-properties fo:background-color="#FFFFFF" style:vertical-align="top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 style:vertical-align="top"/>
    </style:style>
    <style:style style:name="Table2.Cell8" style:family="table-cell">
      <style:table-cell-properties fo:background-color="#FFFFFF" style:vertical-align="top"/>
    </style:style>
    <style:style style:name="Table2.Cell9" style:family="table-cell">
      <style:table-cell-properties fo:background-color="#FFFFFF"/>
    </style:style>
    <style:style style:name="Table2.Cell10" style:family="table-cell">
      <style:table-cell-properties fo:background-color="#FFFFFF" style:vertical-align="top"/>
    </style:style>
    <style:style style:name="Table2.Cell11" style:family="table-cell">
      <style:table-cell-properties fo:background-color="#FFFFFF" style:vertical-align="top"/>
    </style:style>
    <style:style style:name="Table2.Cell12" style:family="table-cell">
      <style:table-cell-properties fo:background-color="#FFFFFF" style:vertical-align="top"/>
    </style:style>
    <style:style style:name="Table2.Cell13" style:family="table-cell">
      <style:table-cell-properties fo:background-color="#FFFFFF" style:vertical-align="top"/>
    </style:style>
    <style:style style:name="Table2.Cell14" style:family="table-cell">
      <style:table-cell-properties fo:background-color="#FFFFFF" style:vertical-align="top"/>
    </style:style>
    <style:style style:name="Table2.Cell15" style:family="table-cell">
      <style:table-cell-properties fo:background-color="#FFFFFF" style:vertical-align="top"/>
    </style:style>
    <style:style style:name="Table2.Cell16" style:family="table-cell">
      <style:table-cell-properties fo:background-color="#FFFFFF" style:vertical-align="top"/>
    </style:style>
    <style:style style:name="Table2.Cell17" style:family="table-cell">
      <style:table-cell-properties fo:background-color="#FFFFFF"/>
    </style:style>
    <style:style style:name="Table2.Cell18" style:family="table-cell">
      <style:table-cell-properties fo:background-color="#FFFFFF"/>
    </style:style>
    <style:style style:name="Table2.Cell19" style:family="table-cell">
      <style:table-cell-properties fo:background-color="#FFFFFF"/>
    </style:style>
    <style:style style:name="Table2.Cell20" style:family="table-cell">
      <style:table-cell-properties fo:background-color="#FFFFFF"/>
    </style:style>
    <style:style style:name="Table2.Cell21" style:family="table-cell">
      <style:table-cell-properties fo:background-color="#FFFFFF" style:vertical-align="top"/>
    </style:style>
    <style:style style:name="Table2.Cell22" style:family="table-cell">
      <style:table-cell-properties fo:background-color="#FFFFFF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top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top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top"/>
    </style:style>
    <style:style style:name="Table2.Cell34" style:family="table-cell">
      <style:table-cell-properties fo:background-color="#FFFFFF" style:vertical-align="top"/>
    </style:style>
    <style:style style:name="Table2.Cell35" style:family="table-cell">
      <style:table-cell-properties fo:background-color="#FFFFFF" style:vertical-align="top"/>
    </style:style>
    <style:style style:name="Table2.Cell36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20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21" style:num-prefix="(" style:num-suffix=")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.275cm" fo:border="none" style:wrap="left" style:vertical-rel="paragraph-content" style:horizontal-rel="page" style:horizontal-pos="from-left" style:vertical-pos="from-top"/>
    </style:style>
    <style:style style:name="Sect0" style:family="section">
      <style:section-properties fo:margin-left="5.186cm" fo:margin-right="5.618cm">
        <style:columns fo:column-count="1" fo:column-gap="1.270cm"/>
      </style:section-properties>
    </style:style>
    <style:style style:name="Sect1" style:family="section">
      <style:section-properties fo:margin-left="2.494cm" fo:margin-right="2.477cm">
        <style:columns fo:column-count="1" fo:column-gap="1.270cm"/>
      </style:section-properties>
    </style:style>
    <style:style style:name="Sect2" style:family="section">
      <style:section-properties fo:margin-left="2.459cm" fo:margin-right="2.404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29"><text:span text:style-name="CharStyle3">SYOR-SYOR YANG DICADANGKAN BAGI<text:line-break/>BAHAGIAN PILIHAN RAYA<text:line-break/>PERSEKUTUAN BAGI WILAYAH<text:line-break/>PERSEKUTUAN PUTRAJAYA<text:line-break/>SEBAGAIMANA YANG TELAH DIKAJI<text:line-break/>SEMULA OLEH SURUHANJAYA PILIHAN<text:line-break/>RAYA DALAM TAHUN 2016</text:span></text:p>
        <text:p text:style-name="P26"><text:span text:style-name="CharStyle5">PROPOSED RECOMMENDATIONS FOR<text:line-break/>FEDERAL CONSTITUENCIES FOR THE<text:line-break/>FEDERAL TERRITORY OF PUTRAJA YA AS<text:line-break/>REVIEWED BY THE ELECTION<text:line-break/>COMMISSION IN 2016</text:span></text:p>
      </text:section>
      <text:section text:style-name="Sect1" text:name="Section1">
        <text:p text:style-name="P130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68"><text:span text:style-name="CharStyle7">SYOR-SYOR YANG DICADANGKAN BAGI BAHAGIAN PILIHAN RAYA PERSEKUTUAN<text:line-break/>BAGI WILAYAH PERSEKUTUAN PUTRAJAYA SEBAGAIMANA YANG TELAH DIKAJI<text:line-break/>SEMULA OLEH SURUHANJAYA PILIHAN RAYA DALAM TAHUN 2016</text:span></text:p>
        <text:p text:style-name="P47"><text:span text:style-name="CharStyle7">Suruhanjaya Pilihan Raya, mengikut kehendak Fasal (2) Perkara 113 Perlembagaan<text:line-break/>Persekutuan, telah mengkaji semula pembahagian bahagian pilihan raya Persekutuan<text:line-break/>bagi Wilayah Persekutuan Putrajaya.</text:span></text:p>
        <text:list text:style-name="L0">
          <text:list-item>
            <text:p text:style-name="P80"><text:span text:style-name="CharStyle7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61"><text:span text:style-name="CharStyle7"><text:tab/>tiada perubahan bilangan bahagian pilihan raya Persekutuan bagi<text:line-break/>Wilayah Persekutuan Putrajaya; dan</text:span></text:p>
          </text:list-item>
          <text:list-item>
            <text:p text:style-name="P116"><text:span text:style-name="CharStyle7"><text:tab/>tiada pindaan atau perubahan nama kepada bahagian pilihan raya<text:line-break/>Persekutuan dalam Wilayah Persekutuan Putrajaya.</text:span></text:p>
          </text:list-item>
        </text:list>
        <text:list text:style-name="L0">
          <text:list-item>
            <text:p text:style-name="P119"><text:span text:style-name="CharStyle7"><text:tab/>Jumlah bilangan pemilih seramai 17,627 orang dalam Daftar Pemilih yang<text:line-break/>ditentukan oleh Suruhanjaya Pilihan Raya iaitu yang telah diperakui dan diwartakan<text:line-break/>pada 13 Mei 2016 </text:span><text:span text:style-name="CharStyle8">[P.U.(B) 217/2016]</text:span><text:span text:style-name="CharStyle7"><text:s text:c="1"/>dan dibaca bersama </text:span><text:span text:style-name="CharStyle8">P.U. (B) 399/2016</text:span><text:span text:style-name="CharStyle7"><text:s text:c="1"/>bertarikh<text:line-break/>6 September 2016 telah diguna pakai bagi maksud kajian semula persempadanan<text:line-break/>bahagian pilihan raya Persekutuan di dalam Wilayah Persekutuan Putrajaya.</text:span></text:p>
          </text:list-item>
          <text:list-item>
            <text:p text:style-name="P122"><text:span text:style-name="CharStyle7"><text:tab/>Butiran syor yang dicadangkan bagi Wilayah Persekutuan Putrajaya berkenaan<text:line-break/>dengan bahagian pilihan raya Persekutuan yang baharu, pindaan dan perubahan nama<text:line-break/>sedia ada bagi bahagian pilihan raya Persekutuan dan bahagian pilihan raya<text:line-break/>Persekutuan yang terlibat dalam semakan semula dan tersentuh oleh syor tersebut<text:line-break/>adalah dinyatakan dalam Jadual Pertama.</text:span></text:p>
          </text:list-item>
          <text:list-item>
            <text:p text:style-name="P112"><text:span text:style-name="CharStyle7"><text:tab/>Berikutan kajian semula persempadanan bahagian pilihan raya Persekutuan ini,<text:line-break/>bilangan pemilih bagi bahagian pilihan raya Persekutuan bagi Wilayah Persekutuan<text:line-break/>Putrajaya adalah dinyatakan dalam Jadual Kedua.</text:span></text:p>
          </text:list-item>
        </text:list>
      </text:section>
      <text:section text:style-name="Sect2" text:name="Section2">
        <text:list text:style-name="L0" text:continue-numbering="true">
          <text:list-item>
            <text:p text:style-name="P131"><text:span text:style-name="CharStyle7"><text:tab/>Syor yang dicadangkan ini berserta dengan satu salinan rang pelan bahagian-<text:line-break/>bahagian pilihan raya bagi Negeri-Negeri Tanah Melayu dan satu salinan rang pelan<text:line-break/>bahagian pilihan raya bagi Wilayah Persekutuan Putrajaya boleh diperiksa mulai 15<text:line-break/>September 2016 hingga dan termasuk 14 Oktober 2016 semasa waktu pejabat biasa di<text:line-break/>tempat-tempatyang dinyatakan dalam Jadual Ketiga.</text:span></text:p>
          </text:list-item>
          <text:list-item>
            <text:p text:style-name="P94"><text:span text:style-name="CharStyle7"><text:tab/>Menurut seksyen 4</text:span><text:span text:style-name="CharStyle8">(b),</text:span><text:span text:style-name="CharStyle7"><text:s text:c="1"/>Bahagian II, Jadual Ketiga Belas, Perlembagaan<text:line-break/>Persekutuan, representasi mengenai syor yang dicadangkan boleh dibuat kepada<text:line-break/>Suruhanjaya Pilihan Raya dalam masa satu bulan selepas tarikh penyiaran Notis ini.</text:span></text:p>
          </text:list-item>
          <text:list-item>
            <text:p text:style-name="P66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37"><text:span text:style-name="CharStyle7"><text:tab/>Kerajaan Negeri; atau</text:span></text:p>
          </text:list-item>
          <text:list-item>
            <text:p text:style-name="P120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11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118"><text:span text:style-name="CharStyle7"><text:tab/>Apa-apa representasi membantah syor yang dicadangkan hendaklah<text:line-break/>dikemukakan secara bertulis kepada Suruhanjaya Pilihan Raya dan dialamatkan kepada<text:line-break/>Pegawai Pilihan Raya Wilayah Persekutuan Kuala Lumpur seperti di bawah:</text:span></text:p>
          </text:list-item>
        </text:list>
        <text:p text:style-name="P62"><text:span text:style-name="CharStyle7">Pengarah Pilihan Raya Wilayah Persekutuan Kuala Lumpur<text:line-break/>Tingkat 10 Menara TH Selborn<text:line-break/>No. 153 Jalan Tun Razak<text:line-break/>50400 Kuala Lumpur.</text:span></text:p>
        <text:p text:style-name="P117"><text:span text:style-name="CharStyle17">2</text:span></text:p>
        <text:p text:style-name="P33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7"><text:span text:style-name="CharStyle7">PROPOSED RECOMMENDATIONS FOR FEDERAL CONSTITUENCIES FOR THE<text:line-break/>FEDERAL TERRITORY OF PUTRAJAYA AS REVIEWED BY THE ELECTION COMMISSION</text:span></text:p>
        <text:p text:style-name="P79"><text:span text:style-name="CharStyle7">IN 2016</text:span></text:p>
        <text:p text:style-name="P53"><text:span text:style-name="CharStyle7">Election Commission, in accordance with the requirements of Clause (2] of Article 113<text:line-break/>of the Federal Constitution, has reviewed the division of the Federal constituency for the<text:line-break/>Federal Territory of Putrajaya.</text:span></text:p>
        <text:list text:style-name="L6">
          <text:list-item>
            <text:p text:style-name="P30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28"><text:span text:style-name="CharStyle7"><text:tab/>no alteration in the number of Federal constituency for the Federal<text:line-break/>Territory of Putrajaya; and</text:span></text:p>
          </text:list-item>
          <text:list-item>
            <text:p text:style-name="P25"><text:span text:style-name="CharStyle7"><text:tab/>no amendment or alteration made to the name of Federal constituency in<text:line-break/>the Federal Territory of Putrajaya.</text:span></text:p>
          </text:list-item>
        </text:list>
        <text:list text:style-name="L6">
          <text:list-item>
            <text:p text:style-name="P110"><text:span text:style-name="CharStyle7"><text:tab/>The total number of 17,627 electors in the Electoral Rolls determined by the<text:line-break/>Election Commission which was endorsed and gazetted on 13 May 2016 </text:span><text:span text:style-name="CharStyle8">[P.U. (B)<text:line-break/>217/2016]</text:span><text:span text:style-name="CharStyle7"><text:s text:c="1"/>and read together with </text:span><text:span text:style-name="CharStyle8">P.U. (B) 399/2016</text:span><text:span text:style-name="CharStyle7"><text:s text:c="1"/>dated 6 September 2016 are used<text:line-break/>for the purpose of the review of the delimitation of Federal constituency in the Federal<text:line-break/>Territory of Putrajaya.</text:span></text:p>
          </text:list-item>
          <text:list-item>
            <text:p text:style-name="P75"><text:span text:style-name="CharStyle7"><text:tab/>Particulars of the proposed recommendations for the Federal Territory of<text:line-break/>Putrajaya regarding the new Federal constituency, amendment and alteration to the<text:line-break/>existing name of the Federal constituency and the Federal constituency involved in the<text:line-break/>revision and affected by the proposed recommendations are specified in the First<text:line-break/>Schedule.</text:span></text:p>
          </text:list-item>
          <text:list-item>
            <text:p text:style-name="P44"><text:span text:style-name="CharStyle7"><text:tab/>Due to this review of the delimitation of the Federal constituencies, the number<text:line-break/>of electors for the Federal constituency in the Federal Territory of Putrajaya are<text:line-break/>specified in the Second Schedule.</text:span></text:p>
          </text:list-item>
        </text:list>
        <text:p text:style-name="P21"><text:span text:style-name="CharStyle19">3</text:span></text:p>
        <text:list text:style-name="L6" text:continue-numbering="true">
          <text:list-item>
            <text:p text:style-name="P20"><text:span text:style-name="CharStyle20"><text:tab/>This proposed recommendations together with one copy of the draft<text:line-break/>constituencies plan for the States of Malaya and one copy of the draft constituency plan<text:line-break/>for the Federal Territory of Putrajaya may be inspected from 15 September 2016 up to<text:line-break/>and including 14 October 2016 during normal office hours at the places specified in the<text:line-break/>Third Schedule.</text:span></text:p>
          </text:list-item>
          <text:list-item>
            <text:p text:style-name="P101"><text:span text:style-name="CharStyle20"><text:tab/>According to section 4</text:span><text:span text:style-name="CharStyle21">(b),</text:span><text:span text:style-name="CharStyle20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71"><text:span text:style-name="CharStyle20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40"><text:span text:style-name="CharStyle20"><text:tab/>the State Government; or</text:span></text:p>
          </text:list-item>
          <text:list-item>
            <text:p text:style-name="P39"><text:span text:style-name="CharStyle20"><text:tab/>any local authority whose area is wholly or partly comprised in the<text:line-break/>constituencies affected by the recommendation; or</text:span></text:p>
          </text:list-item>
          <text:list-item>
            <text:p text:style-name="P14"><text:span text:style-name="CharStyle20"><text:tab/>a body of one hundred or more persons whose names are shown on the<text:line-break/>current electoral rolls of the constituencies in question.</text:span></text:p>
          </text:list-item>
        </text:list>
        <text:list text:style-name="L6">
          <text:list-item>
            <text:p text:style-name="P92"><text:span text:style-name="CharStyle20"><text:tab/>Any representations objecting to the proposed recommendations shall be<text:line-break/>submitted in writing to the Election Commission and addressed to the Federal Territory<text:line-break/>of Kuala Lumpur Election Officer as below:</text:span></text:p>
          </text:list-item>
        </text:list>
        <text:p text:style-name="P64"><text:span text:style-name="CharStyle20">Pengarah Pilihan Raya Wilayah Persekutuan Kuala Lumpur<text:line-break/>Tingkat 10 Menara TH Selborn<text:line-break/>No. 153 Jalan Tun Razak<text:line-break/>50400 Kuala Lumpur.</text:span></text:p>
        <text:p text:style-name="P36"><text:span text:style-name="CharStyle19">4</text:span></text:p>
        <text:p text:style-name="P12"><text:span text:style-name="CharStyle23">JADUAL PERTAMA / </text:span><text:span text:style-name="CharStyle24">FIRST SCHEDULE</text:span></text:p>
        <text:p text:style-name="P10"><text:span text:style-name="CharStyle23">SYOR YANG DICADANGKAN BAGI WILAYAH PERSEKUTUAN PUTRAJAYA<text:line-break/>BERKAITAN DENGAN BAHAGIAN PILIHAN RAYA PERSEKUTUAN YANG BAHARU,<text:line-break/>PINDAAN DAN PERUBAHAN NAMA SEDIA ADA BAGI BAHAGIAN PILIHAN RAYA<text:line-break/>PERSEKUTUAN DAN BAHAGIAN PILIHAN RAYA PERSEKUTUAN YANG TERLIBAT<text:line-break/>DALAM SEMAKAN SEMULA DAN TERSENTUH OLEH SYOR YANG DICADANGKAN</text:span></text:p>
        <text:p text:style-name="P83"><text:span text:style-name="CharStyle26">PROPOSED RECOMMENDATIONS FOR THE FEDERAL TERRITORY OF PUTRAJAYA<text:line-break/>REGARDING THE NEW FEDERAL CONSTITUENCY, AMENDMENTS AND ALTERATIONS<text:line-break/>TO THE EXISTING NAMES OF THE FEDERAL CONSTITUENCY AND THE FEDERAL<text:line-break/>CONSTITUENCY INVOLVED IN THE REVISION AND AFFECTED BY THE PROPOSED</text:span></text:p>
        <text:p text:style-name="P81"><text:span text:style-name="CharStyle26">RECOMMENDATIONS</text:span></text:p>
        <text:h text:outline-level="1" text:style-name="P58"><text:bookmark-start text:name="bookmark0"/><text:span text:style-name="CharStyle28">(</text:span><text:span text:style-name="CharStyle29">1</text:span><text:span text:style-name="CharStyle28">) (</text:span><text:span text:style-name="CharStyle29">2</text:span><text:span text:style-name="CharStyle28">)</text:span><text:bookmark-end text:name="bookmark0"/></text:h>
        <text:p text:style-name="P55"><text:span text:style-name="CharStyle7">Bahagian Pilihan Raya<text:tab/>Bahagian<text:tab/>Pilihan Raya Negeri</text:span></text:p>
        <text:p text:style-name="P31"><text:span text:style-name="CharStyle7">Persekutuan</text:span></text:p>
        <text:p text:style-name="P4"><text:span text:style-name="CharStyle30">Federal Constituency<text:tab/>State<text:tab/>Constituency</text:span></text:p>
        <text:p text:style-name="P2"><draw:frame draw:style-name="fr2" svg:x="0.000cm" svg:y="0.000cm" svg:width="14.698cm" fo:min-height="0.002cm" text:anchor-type="paragraph"><draw:text-box><table:table table:style-name="Table1"><table:table-column table:style-name="Table1.C1"/><table:table-column table:style-name="Table1.C2"/><table:table-column table:style-name="Table1.C3"/><table:table-row table:style-name="Table1.R1"><table:table-cell table:style-name="Table1.Cell1"><text:p text:style-name="P111"><text:span text:style-name="CharStyle31">Pewujudan Baharu</text:span></text:p></table:table-cell><table:table-cell table:style-name="Table1.Cell2"><text:p text:style-name="P108"><text:span text:style-name="CharStyle31">- Tiada -</text:span></text:p></table:table-cell><table:table-cell table:style-name="Table1.Cell3"><text:p text:style-name="P106"><text:span text:style-name="CharStyle32">-</text:span><text:span text:style-name="CharStyle31"><text:s text:c="1"/>Tidak Berkenaan -</text:span></text:p></table:table-cell></table:table-row><table:table-row table:style-name="Table1.R2"><table:table-cell table:style-name="Table1.Cell4"><text:p text:style-name="P104"><text:span text:style-name="CharStyle32">Newly Created</text:span></text:p></table:table-cell><table:table-cell table:style-name="Table1.Cell5"><text:p text:style-name="P102"><text:span text:style-name="CharStyle31">- </text:span><text:span text:style-name="CharStyle32">Nil -</text:span></text:p></table:table-cell><table:table-cell table:style-name="Table1.Cell6"><text:p text:style-name="P99"><text:span text:style-name="CharStyle31">- </text:span><text:span text:style-name="CharStyle32">Not Applicable -</text:span></text:p></table:table-cell></table:table-row><table:table-row table:style-name="Table1.R3"><table:table-cell table:style-name="Table1.Cell7"><text:p text:style-name="P97"><text:span text:style-name="CharStyle31">Pindaan Dan</text:span></text:p></table:table-cell><table:table-cell table:style-name="Table1.Cell8"><text:p text:style-name="P95"><text:span text:style-name="CharStyle32">-</text:span><text:span text:style-name="CharStyle31"><text:s text:c="1"/>Tiada -</text:span></text:p></table:table-cell><table:table-cell table:style-name="Table1.Cell9"><text:p text:style-name="P93"><text:span text:style-name="CharStyle32">-</text:span><text:span text:style-name="CharStyle31"><text:s text:c="1"/>Tidak Berkenaan -</text:span></text:p></table:table-cell></table:table-row><table:table-row table:style-name="Table1.R4"><table:table-cell table:style-name="Table1.Cell10"><text:p text:style-name="P89"><text:span text:style-name="CharStyle31">Perubahan Nama</text:span></text:p></table:table-cell><table:table-cell table:style-name="Table1.Cell11"><text:p text:style-name="P87"><text:span text:style-name="CharStyle31">- </text:span><text:span text:style-name="CharStyle32">Nil -</text:span></text:p></table:table-cell><table:table-cell table:style-name="Table1.Cell12"><text:p text:style-name="P85"><text:span text:style-name="CharStyle31">- </text:span><text:span text:style-name="CharStyle32">Not Applicable -</text:span></text:p></table:table-cell></table:table-row></table:table></draw:text-box></draw:frame></text:p>
        <text:p text:style-name="P34"><text:span text:style-name="CharStyle33">Sedia Ada<text:line-break/></text:span><text:span text:style-name="CharStyle30">Amendments And<text:line-break/>Alterations To The<text:line-break/>Existing Name</text:span></text:p>
        <text:p text:style-name="P9"><text:span text:style-name="CharStyle7">Tiada perubahan kepada sempadan bahagian pilihan raya Persekutuan yang terlibat<text:line-break/>dalam semakan semula dan tersentuh oleh syor yang dicadangkan.</text:span></text:p>
        <text:p text:style-name="P82"><text:span text:style-name="CharStyle30">No alteration to the boundaries of the Federal constituency involved in the revision and<text:line-break/>affected by the proposed recommendations.</text:span></text:p>
        <text:p text:style-name="P59"><text:span text:style-name="CharStyle19">5</text:span></text:p>
        <text:p text:style-name="P113"><text:span text:style-name="CharStyle34">JADUAL KEDUA / </text:span><text:span text:style-name="CharStyle26">SECOND SCHEDULE</text:span></text:p>
        <text:p text:style-name="P6"><text:span text:style-name="CharStyle23">BILANGAN PEMILIH BAGI BAHAGIAN PILIHAN RAYA PERSEKUTUAN BAGI<text:line-break/>WILAYAH PERSEKUTUAN PUTRAJAYA</text:span></text:p>
        <text:p text:style-name="P78"><text:span text:style-name="CharStyle26">NUMBER OF ELECTORS FOR THE FEDERAL CONSTITUENCY FOR THE FEDERAL</text:span></text:p>
        <text:p text:style-name="P51"><text:span text:style-name="CharStyle26">TERRITORY OF PUTRAJA YA</text:span></text:p>
        <text:p text:style-name="P29"><text:span text:style-name="CharStyle23">BAHAGIAN PILIHAN RAYA PERSEKUTUAN: P. 125 PUTRAJAYA<text:line-break/></text:span><text:span text:style-name="CharStyle24">FEDERAL CONSTITUENCY: P. 125 PUTRAJAYA</text:span></text:p>
        <text:p text:style-name="P3"><draw:frame draw:style-name="fr3" svg:x="0.000cm" svg:y="0.000cm" svg:width="15.993cm" fo:min-height="0.002cm" text:anchor-type="paragraph"><draw:text-box><table:table table:style-name="Table2"><table:table-column table:style-name="Table2.C1"/><table:table-column table:style-name="Table2.C2"/><table:table-column table:style-name="Table2.C3"/><table:table-column table:style-name="Table2.C4"/><table:table-row table:style-name="Table2.R1"><table:table-cell table:style-name="Table2.Cell1"><text:p text:style-name="P22"><text:span text:style-name="CharStyle31">(1)</text:span></text:p></table:table-cell><table:table-cell table:style-name="Table2.Cell2"><text:p text:style-name="P124"/></table:table-cell><table:table-cell table:style-name="Table2.Cell3"><text:p text:style-name="P105"><text:span text:style-name="CharStyle31">(2)</text:span></text:p></table:table-cell><table:table-cell table:style-name="Table2.Cell4"><text:p text:style-name="P103"><text:span text:style-name="CharStyle31">(3)</text:span></text:p></table:table-cell></table:table-row><table:table-row table:style-name="Table2.R2"><table:table-cell table:style-name="Table2.Cell5"><text:p text:style-name="P100"><text:span text:style-name="CharStyle31">Bahagian Pilihan Raya</text:span></text:p></table:table-cell><table:table-cell table:style-name="Table2.Cell6"><text:p text:style-name="P124"/></table:table-cell><table:table-cell table:style-name="Table2.Cell7"><text:p text:style-name="P69"><text:span text:style-name="CharStyle31">Daerah Mengundi</text:span></text:p></table:table-cell><table:table-cell table:style-name="Table2.Cell8"><text:p text:style-name="P67"><text:span text:style-name="CharStyle31">Bilangan Pemilih</text:span></text:p></table:table-cell></table:table-row><table:table-row table:style-name="Table2.R3"><table:table-cell table:style-name="Table2.Cell9"><text:p text:style-name="P65"><text:span text:style-name="CharStyle31">Negeri</text:span></text:p></table:table-cell><table:table-cell table:style-name="Table2.Cell10"><text:p text:style-name="P124"/></table:table-cell><table:table-cell table:style-name="Table2.Cell11"><text:p text:style-name="P124"/></table:table-cell><table:table-cell table:style-name="Table2.Cell12"><text:p text:style-name="P124"/></table:table-cell></table:table-row><table:table-row table:style-name="Table2.R4"><table:table-cell table:style-name="Table2.Cell13"><text:p text:style-name="P84"><text:span text:style-name="CharStyle32">State Constituency</text:span></text:p></table:table-cell><table:table-cell table:style-name="Table2.Cell14"><text:p text:style-name="P124"/></table:table-cell><table:table-cell table:style-name="Table2.Cell15"><text:p text:style-name="P60"><text:span text:style-name="CharStyle32">Polling District</text:span></text:p></table:table-cell><table:table-cell table:style-name="Table2.Cell16"><text:p text:style-name="P56"><text:span text:style-name="CharStyle32">Number of Electors</text:span></text:p></table:table-cell></table:table-row><table:table-row table:style-name="Table2.R5"><table:table-cell table:style-name="Table2.Cell17"><text:p text:style-name="P54"><text:span text:style-name="CharStyle32">-</text:span><text:span text:style-name="CharStyle31"><text:s text:c="1"/>Tidak Berkenaan -</text:span></text:p></table:table-cell><table:table-cell table:style-name="Table2.Cell18"><text:p text:style-name="P52"><text:span text:style-name="CharStyle35">1</text:span><text:span text:style-name="CharStyle36">.</text:span></text:p></table:table-cell><table:table-cell table:style-name="Table2.Cell19"><text:p text:style-name="P49"><text:span text:style-name="CharStyle31">Taman Saujana Hijau</text:span></text:p></table:table-cell><table:table-cell table:style-name="Table2.Cell20"><text:p text:style-name="P48"><text:span text:style-name="CharStyle31">2,441</text:span></text:p></table:table-cell></table:table-row><table:table-row table:style-name="Table2.R6"><table:table-cell table:style-name="Table2.Cell21"><text:p text:style-name="P46"><text:span text:style-name="CharStyle31">- </text:span><text:span text:style-name="CharStyle32">Not Applicable -</text:span></text:p></table:table-cell><table:table-cell table:style-name="Table2.Cell22"><text:p text:style-name="P45"><text:span text:style-name="CharStyle31">2.</text:span></text:p></table:table-cell><table:table-cell table:style-name="Table2.Cell23"><text:p text:style-name="P43"><text:span text:style-name="CharStyle31">Taman Rimba Desa</text:span></text:p></table:table-cell><table:table-cell table:style-name="Table2.Cell24"><text:p text:style-name="P41"><text:span text:style-name="CharStyle31">7,670</text:span></text:p></table:table-cell></table:table-row><table:table-row table:style-name="Table2.R7"><table:table-cell table:style-name="Table2.Cell25"><text:p text:style-name="P124"/></table:table-cell><table:table-cell table:style-name="Table2.Cell26"><text:p text:style-name="P18"><text:span text:style-name="CharStyle31">3.</text:span></text:p></table:table-cell><table:table-cell table:style-name="Table2.Cell27"><text:p text:style-name="P17"><text:span text:style-name="CharStyle31">Taman Wawasan</text:span></text:p></table:table-cell><table:table-cell table:style-name="Table2.Cell28"><text:p text:style-name="P15"><text:span text:style-name="CharStyle31">4,418</text:span></text:p></table:table-cell></table:table-row><table:table-row table:style-name="Table2.R8"><table:table-cell table:style-name="Table2.Cell29"><text:p text:style-name="P124"/></table:table-cell><table:table-cell table:style-name="Table2.Cell30"><text:p text:style-name="P90"><text:span text:style-name="CharStyle31">4.</text:span></text:p></table:table-cell><table:table-cell table:style-name="Table2.Cell31"><text:p text:style-name="P88"><text:span text:style-name="CharStyle31">Taman Warisan</text:span></text:p></table:table-cell><table:table-cell table:style-name="Table2.Cell32"><text:p text:style-name="P86"><text:span text:style-name="CharStyle31">3,098</text:span></text:p></table:table-cell></table:table-row><table:table-row table:style-name="Table2.R9"><table:table-cell table:style-name="Table2.Cell33"><text:p text:style-name="P124"/></table:table-cell><table:table-cell table:style-name="Table2.Cell34"><text:p text:style-name="P124"/></table:table-cell><table:table-cell table:style-name="Table2.Cell35"><text:p text:style-name="P124"/></table:table-cell><table:table-cell table:style-name="Table2.Cell36"><text:p text:style-name="P8"><text:span text:style-name="CharStyle31">17,627</text:span></text:p></table:table-cell></table:table-row></table:table></draw:text-box></draw:frame></text:p>
        <text:p text:style-name="P57"><text:span text:style-name="CharStyle7">Jumlah Bilangan Pemilih dalam Bahagian Pilihan Raya Persekutuan<text:tab/>17,627</text:span></text:p>
        <text:p text:style-name="P32"><text:span text:style-name="CharStyle7">P. 125 Putrajaya:</text:span></text:p>
        <text:p text:style-name="P5"><text:span text:style-name="CharStyle30">Total Number of Electors in the Federal Constituency of<text:line-break/>P. 125 Putrajaya:</text:span></text:p>
        <text:p text:style-name="P77"><text:span text:style-name="CharStyle7">Jumlah Bilangan Pemilih dalam Wilayah Persekutuan Putrajaya:<text:tab/>17,627</text:span></text:p>
        <text:p text:style-name="P50"><text:span text:style-name="CharStyle30">Total Number of Electors in the Federal Territory of Putrajaya:</text:span></text:p>
        <text:p text:style-name="P27"><text:span text:style-name="CharStyle38">6</text:span></text:p>
        <text:h text:outline-level="2" text:style-name="P24"><text:bookmark-start text:name="bookmark1"/><text:span text:style-name="CharStyle40">JADUAL KETIGA / </text:span><text:span text:style-name="CharStyle41">THIRD SCHEDULE</text:span><text:bookmark-end text:name="bookmark1"/></text:h>
        <text:h text:outline-level="2" text:style-name="P23"><text:bookmark-start text:name="bookmark2"/><text:span text:style-name="CharStyle40">TEMPAT-TEMPAT YANG DITENTUKAN BAGI PEMERIKSAAN AWAM MENGENAI</text:span><text:bookmark-end text:name="bookmark2"/></text:h>
        <text:h text:outline-level="2" text:style-name="P107"><text:bookmark-start text:name="bookmark3"/><text:span text:style-name="CharStyle40">SYOR-SYOR YANG DICADANGKAN</text:span><text:bookmark-end text:name="bookmark3"/></text:h>
        <text:p text:style-name="P74"><text:span text:style-name="CharStyle26">PLACES SPECIFIED FOR PUBLIC INSPECTION OF THE PROPOSED RECOMMENDATIONS</text:span></text:p>
        <text:h text:outline-level="2" text:style-name="P42"><text:bookmark-start text:name="bookmark4"/><text:span text:style-name="CharStyle40">WILAYAH PERSEKUTUAN PUTRAJAYA</text:span><text:bookmark-end text:name="bookmark4"/></text:h>
        <text:h text:outline-level="1" text:style-name="P19"><text:bookmark-start text:name="bookmark5"/><text:span text:style-name="CharStyle43">(</text:span><text:span text:style-name="CharStyle44">1</text:span><text:span text:style-name="CharStyle43">) (</text:span><text:span text:style-name="CharStyle44">2</text:span><text:span text:style-name="CharStyle43">)</text:span><text:bookmark-end text:name="bookmark5"/></text:h>
        <text:p text:style-name="P115"><text:span text:style-name="CharStyle20">Bahagian Pilihan Raya<text:tab/>Tempat<text:tab/>Pemeriksaan</text:span></text:p>
        <text:p text:style-name="P98"><text:span text:style-name="CharStyle20">Persekutuan</text:span></text:p>
        <text:p text:style-name="P70"><text:span text:style-name="CharStyle30">Federal Constituency<text:tab/>Place of Inspection</text:span></text:p>
        <text:p text:style-name="P38"><text:span text:style-name="CharStyle20">P. 125 PUTRAJAYA<text:tab/>Kompleks<text:tab/>Perbadanan<text:tab/>Putrajaya,<text:tab/>Presint<text:tab/>3</text:span></text:p>
        <text:p text:style-name="P13"><text:span text:style-name="CharStyle20">Lobi Menara SPR, Presint 2</text:span></text:p>
        <text:p text:style-name="P91"><text:span text:style-name="CharStyle20">BertarikhQ September 2016<text:line-break/></text:span><text:span text:style-name="CharStyle21">Dated<text:tab/>September<text:tab/>2016</text:span></text:p>
        <text:p text:style-name="P63"><text:span text:style-name="CharStyle20">[SPR(R)60/Jld.20]</text:span></text:p>
        <text:p text:style-name="P121"><draw:frame draw:style-name="fr4" svg:x="13.898cm" svg:y="2.538cm" svg:width="2.152cm" fo:min-height="1.591cm" text:anchor-type="paragraph"><draw:text-box><text:p text:style-name="P114"><text:span text:style-name="CharStyle13">SALLEH</text:span></text:p><text:p text:style-name="P72"><text:span text:style-name="CharStyle15">Commission</text:span></text:p></draw:text-box></draw:frame><text:span text:style-name="CharStyle20">Dengan Perintah Suruhanjaya Pilihan Raya<text:line-break/></text:span><text:span text:style-name="CharStyle21">By Order of the Election Commission</text:span></text:p>
        <text:p text:style-name="P35"><text:span text:style-name="CharStyle20">DATUK </text:span><text:span text:style-name="T29">UAJTABDULMANI </text:span><text:span text:style-name="CharStyle20">BIN</text:span></text:p>
        <text:p text:style-name="P123"><text:span text:style-name="CharStyle20">Setiausaha/ </text:span><text:span text:style-name="CharStyle21">Secretary<text:line-break/></text:span><text:span text:style-name="CharStyle20">Suruhanjaya Pilihan Raya / </text:span><text:span text:style-name="CharStyle21">Election<text:line-break/></text:span><text:span text:style-name="CharStyle20">Malaysia</text:span></text:p>
        <text:p text:style-name="P16"><text:span text:style-name="CharStyle19">7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5" style:display-name="CharStyle15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7" style:display-name="CharStyle1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9" style:display-name="CharStyle1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20" style:display-name="CharStyle2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1" style:display-name="CharStyle21" style:parent-style-name="CharStyle20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3" style:display-name="CharStyle2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4" style:display-name="CharStyle24" style:parent-style-name="CharStyle23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26" style:display-name="CharStyle26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8" style:display-name="CharStyle2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29" style:display-name="CharStyle29" style:parent-style-name="CharStyle28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30" style:display-name="CharStyle3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1" style:display-name="CharStyle31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32" style:display-name="CharStyle32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3" style:display-name="CharStyle33" style:parent-style-name="CharStyle30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4" style:display-name="CharStyle34" style:parent-style-name="CharStyle26">
      <style:text-properties fo:language="en" style:language-asian="en" style:language-complex="en" fo:country="US" style:country-asian="US" style:country-complex="US" fo:font-style="normal" style:font-style-asian="normal" style:font-style-complex="normal" style:text-scale="100%" fo:letter-spacing="0.000cm" fo:color="#000000" style:text-position="0%"/>
    </style:style>
    <style:style style:family="text" style:name="CharStyle35" style:display-name="CharStyle3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36" style:display-name="CharStyle36" style:parent-style-name="CharStyle7">
      <style:text-properties fo:language="en" style:language-asian="en" style:language-complex="en" fo:country="US" style:country-asian="US" style:country-complex="US" fo:font-size="8pt" style:font-size-asian="8pt" style:font-size-complex="8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38" style:display-name="CharStyle3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40" style:display-name="CharStyle4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1" style:display-name="CharStyle41" style:parent-style-name="CharStyle4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43" style:display-name="CharStyle4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4" style:display-name="CharStyle44" style:parent-style-name="CharStyle43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799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799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98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bottom="0.635cm" fo:line-height="0.737cm" fo:text-indent="-1.339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bottom="0.741cm" fo:line-height="0.567cm" fo:text-indent="-0.010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4.551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top="1.058cm" fo:line-height="0.000cm" fo:text-indent="-0.013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9)">
      <style:paragraph-properties fo:background-color="#FFFFFF" fo:margin-top="0.529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top="0.741cm" fo:margin-bottom="0.212cm" fo:line-height="0.000cm" fo:text-indent="0.004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1)">
      <style:paragraph-properties fo:background-color="#FFFFFF" fo:margin-top="5.503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2">
      <style:paragraph-properties fo:background-color="#FFFFFF" fo:margin-bottom="0.847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bottom="0.106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7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6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6cm"/>
      </style:header-style>
      <style:footer-style>
        <style:header-footer-properties fo:min-height="1.796cm" fo:margin-top="1.796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43cm" fo:margin-top="1.143cm"/>
      </style:footer-style>
    </style:page-layout>
  </office:automatic-styles>
  <office:master-styles>
    <style:master-page style:name="PageStyle0" style:page-layout-name="Mpm0">
      <style:header>
        <text:p text:style-name="P126"/>
      </style:header>
      <style:header-left>
        <text:p text:style-name="P126"/>
      </style:header-left>
      <style:footer>
        <text:p text:style-name="P126"/>
      </style:footer>
      <style:footer-left>
        <text:p text:style-name="P126"/>
      </style:footer-left>
    </style:master-page>
    <style:master-page style:name="PageStyle1" style:page-layout-name="Mpm1">
      <style:header>
        <text:p text:style-name="P126"/>
      </style:header>
      <style:footer>
        <text:p text:style-name="P1"><draw:frame draw:style-name="Mfr1" svg:x="10.428cm" svg:y="28.229cm" fo:min-width="0.145cm" fo:min-height="0.245cm" text:anchor-type="paragraph"><draw:text-box><text:p text:style-name="P73"><text:span text:style-name="CharStyle11">1</text:span></text:p></draw:text-box></draw:frame></text:p>
      </style:footer>
    </style:master-page>
    <style:master-page style:name="PageStyle2" style:page-layout-name="Mpm2">
      <style:header>
        <text:p text:style-name="P126"/>
      </style:header>
      <style:footer>
        <text:p text:style-name="P12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